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f (name===myName){console.log(`Bienvenida,${myName}`)} </text:p>
      <text:p text:style-name="Standard">else {console.log("Nooo")}</text:p>
      <text:p text:style-name="Standard">Bienvenida,Sar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8:39:57.254385240</meta:creation-date>
    <dc:date>2020-06-17T18:40:30.722350895</dc:date>
    <meta:editing-duration>PT34S</meta:editing-duration>
    <meta:editing-cycles>1</meta:editing-cycles>
    <meta:document-statistic meta:table-count="0" meta:image-count="0" meta:object-count="0" meta:page-count="1" meta:paragraph-count="3" meta:word-count="5" meta:character-count="97" meta:non-whitespace-character-count="94"/>
    <meta:generator>LibreOffice/6.4.3.2$Linux_X86_64 LibreOffice_project/40$Build-2</meta:generator>
  </office:meta>
</office:document-meta>
</file>